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40">
          <table:table-cell table:number-columns-repeated="10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7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_small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0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3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fire_p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6"/>
          <table:table-cell office:value-type="string" calcext:value-type="string">
            <text:p>elemental_pene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1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ter_p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5:25:03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5:26:13.578000000</dc:date>
    <meta:editing-duration>PT2M17S</meta:editing-duration>
    <meta:editing-cycles>2</meta:editing-cycles>
    <meta:generator>Trio_Office/6.1.3.2$Windows_x86 LibreOffice_project/</meta:generator>
    <meta:document-statistic meta:table-count="1" meta:cell-count="911" meta:object-count="0"/>
  </office:meta>
</office:document-meta>
</file>